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3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6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orphans="0" fo:widows="0"/>
      <style:text-properties fo:font-size="12pt" officeooo:paragraph-rsid="004a0623" style:font-size-asian="12pt" style:font-size-complex="12pt"/>
    </style:style>
    <style:style style:name="P25" style:family="paragraph" style:parent-style-name="Standard">
      <style:paragraph-properties fo:orphans="0" fo:widows="0"/>
      <style:text-properties fo:font-size="9pt" officeooo:rsid="004a0623" officeooo:paragraph-rsid="004a0623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1bbfe"/>
    </style:style>
    <style:style style:name="T8" style:family="text">
      <style:text-properties officeooo:rsid="00442d63"/>
    </style:style>
    <style:style style:name="T9" style:family="text">
      <style:text-properties officeooo:rsid="00450fbb"/>
    </style:style>
    <style:style style:name="T10" style:family="text">
      <style:text-properties officeooo:rsid="0046f21e"/>
    </style:style>
    <style:style style:name="T11" style:family="text">
      <style:text-properties officeooo:rsid="00483061"/>
    </style:style>
    <style:style style:name="T12" style:family="text">
      <style:text-properties officeooo:rsid="004a0623"/>
    </style:style>
    <style:style style:name="T13" style:family="text">
      <style:text-properties officeooo:rsid="004a8704"/>
    </style:style>
    <style:style style:name="T14" style:family="text">
      <style:text-properties officeooo:rsid="004b32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5"/>
          </table:table-cell>
          <table:covered-table-cell/>
        </table:table-row>
        <table:table-row table:style-name="Table1.1">
          <table:table-cell table:style-name="Table1.A3" office:value-type="string">
            <text:p text:style-name="P17">Test Case ID: <text:span text:style-name="T4">composed-04</text:span></text:p>
          </table:table-cell>
          <table:table-cell table:style-name="Table1.B3" office:value-type="string">
            <text:p text:style-name="P19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6">Test Priority (Low/Medium/High): <text:span text:style-name="T8">Low</text:span></text:p>
          </table:table-cell>
          <table:table-cell table:style-name="Table1.B4" office:value-type="string">
            <text:p text:style-name="P18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6">Module Name: <text:span text:style-name="T9">Gestión de Evaluaciones</text:span></text:p>
          </table:table-cell>
          <table:table-cell table:style-name="Table1.B5" office:value-type="string">
            <text:p text:style-name="P18">Test Executed by: </text:p>
          </table:table-cell>
        </table:table-row>
        <table:table-row table:style-name="Table1.1">
          <table:table-cell table:style-name="Table1.A6" office:value-type="string">
            <text:p text:style-name="P16">Test Title: <text:span text:style-name="T10">Dependencia de una evaluación en su rúbrica.</text:span></text:p>
          </table:table-cell>
          <table:table-cell table:style-name="Table1.B6" office:value-type="string">
            <text:p text:style-name="P18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6">Description: <text:span text:style-name="T5">Verificar que las evaluaciones no pueden ser creadas sin asociarles una rúbrica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Pre-conditions: </text:p>
            <text:list xml:id="list3612196705" text:style-name="L1">
              <text:list-item>
                <text:p text:style-name="P23">Un usuario admin.</text:p>
              </text:list-item>
              <text:list-item>
                <text:p text:style-name="P24"><text:span text:style-name="T12">Un curso creado , llamado “Curso 1”.</text:span>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8">Dependencies: </text:p>
            <text:p text:style-name="P10">Login de admin, <text:span text:style-name="T11">gestión de evaluaciones. </text:span>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A1" office:value-type="string">
            <text:p text:style-name="P21">Test Steps</text:p>
          </table:table-cell>
          <table:table-cell table:style-name="Table2.A1" office:value-type="string">
            <text:p text:style-name="P21">Test Data</text:p>
          </table:table-cell>
          <table:table-cell table:style-name="Table2.A1" office:value-type="string">
            <text:p text:style-name="P21">Expected Result</text:p>
          </table:table-cell>
          <table:table-cell table:style-name="Table2.A1" office:value-type="string">
            <text:p text:style-name="P21">Actual Result</text:p>
          </table:table-cell>
          <table:table-cell table:style-name="Table2.A1" office:value-type="string">
            <text:p text:style-name="P21">Status (Pass/Fail)</text:p>
          </table:table-cell>
          <table:table-cell table:style-name="Table2.G1" office:value-type="string">
            <text:p text:style-name="P21">Notes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12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2">Entrar a la vista de <text:span text:style-name="T11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7">el formulario para agregar nuevos profesores al sistema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25">Intentar crear una evaluación, <text:span text:style-name="T14">llamada “Eval 100”</text:span>, <text:span text:style-name="T13">asociada a “Curso 1”, pero sin rúbrica.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6">El sistema muestra un error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5">Verificar que <text:span text:style-name="T13">no se guardó la evaluación</text:span>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4">No existe una evauación “Eval 100”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Default_20_Paragraph_20_Font"><text:span text:style-name="T6">Post-conditions</text:span></text:span>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18:49.267871770</dc:date>
    <meta:editing-duration>PT4H9M3S</meta:editing-duration>
    <meta:editing-cycles>46</meta:editing-cycles>
    <meta:document-statistic meta:table-count="3" meta:image-count="0" meta:object-count="0" meta:page-count="1" meta:paragraph-count="36" meta:word-count="164" meta:character-count="1047" meta:non-whitespace-character-count="912"/>
  </office:meta>
</office:document-meta>
</file>